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1B90000012114EB4B77.png" manifest:media-type="image/png"/>
  <manifest:file-entry manifest:full-path="Pictures/100000010000041D000001DBDCD31D6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TablePreview1.svm" manifest:media-type="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fffcc" draw:textarea-horizontal-align="justify" draw:textarea-vertical-align="middle" draw:auto-grow-height="false" fo:min-height="0.648cm" fo:min-width="2.016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cc" draw:textarea-horizontal-align="justify" draw:textarea-vertical-align="middle" draw:auto-grow-height="false" fo:min-height="0.648cm" fo:min-width="1.51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cc" draw:textarea-horizontal-align="justify" draw:textarea-vertical-align="middle" draw:auto-grow-height="false" fo:min-height="0.648cm" fo:min-width="1.257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076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pr11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co1" style:family="table-column">
      <style:table-column-properties style:column-width="5.959cm" style:use-optimal-column-width="false"/>
    </style:style>
    <style:style style:name="co2" style:family="table-column">
      <style:table-column-properties style:column-width="3.97cm" style:use-optimal-column-width="false"/>
    </style:style>
    <style:style style:name="co3" style:family="table-column">
      <style:table-column-properties style:column-width="3.969cm" style:use-optimal-column-width="false"/>
    </style:style>
    <style:style style:name="co4" style:family="table-column">
      <style:table-column-properties style:column-width="3.971cm" style:use-optimal-column-width="false"/>
    </style:style>
    <style:style style:name="ro1" style:family="table-row">
      <style:table-row-properties style:row-height="2.61cm" style:use-optimal-row-height="false"/>
    </style:style>
    <style:style style:name="ro2" style:family="table-row">
      <style:table-row-properties style:row-height="2.146cm" style:use-optimal-row-height="false"/>
    </style:style>
    <style:style style:name="ro3" style:family="table-row">
      <style:table-row-properties style:row-height="2.151cm" style:use-optimal-row-height="false"/>
    </style:style>
    <style:style style:name="ro4" style:family="table-row">
      <style:table-row-properties style:row-height="2.153cm" style:use-optimal-row-height="false"/>
    </style:style>
    <style:style style:name="ce1" style:family="table-cell">
      <loext:graphic-properties draw:fill="solid" draw:fill-color="#ffffff" style:repeat="repeat" draw:textarea-vertical-align="middle" fo:padding-left="0.5cm"/>
      <style:paragraph-properties fo:text-align="start" fo:border-left="0.03pt solid #111111" fo:border-right="none" fo:border-top="0.03pt solid #111111" fo:border-bottom="none"/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ce2" style:family="table-cell">
      <loext:graphic-properties draw:fill="solid" draw:fill-color="#ffffff" style:repeat="repeat" draw:textarea-vertical-align="middle" fo:padding-left="0.2cm" fo:padding-right="0.2cm"/>
      <style:paragraph-properties fo:text-align="center" fo:border-left="0.03pt solid #111111" fo:border-right="0.03pt solid #111111" fo:border-top="0.03pt solid #111111" fo:border-bottom="none"/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ce3" style:family="table-cell">
      <loext:graphic-properties draw:fill="solid" draw:fill-color="#ffffff" style:repeat="repeat" draw:textarea-vertical-align="middle" fo:padding-left="0.2cm" fo:padding-right="0.2cm"/>
      <style:paragraph-properties fo:text-align="center" fo:border="0.03pt solid #111111"/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ce4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-left="0.03pt solid #111111" fo:border-right="none" fo:border-top="0.03pt solid #111111" fo:border-bottom="0.03pt solid #111111"/>
      <style:text-properties style:font-name="Liberation Serif" fo:font-size="20pt" style:font-size-asian="20pt" style:font-size-complex="20pt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="0.03pt solid #111111"/>
      <style:text-properties style:font-name="Liberation Serif" fo:font-size="20pt" fo:background-color="transparent" style:font-size-asian="20pt" style:font-size-complex="20pt"/>
    </style:style>
    <style:style style:name="ce6" style:family="table-cell">
      <loext:graphic-properties draw:fill="solid" draw:fill-color="#ffffff" style:repeat="repeat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Liberation Serif" fo:font-size="20pt" style:font-size-asian="20pt" style:font-size-complex="20pt"/>
    </style:style>
    <style:style style:name="ce7" style:family="table-cell">
      <loext:graphic-properties draw:fill="solid" draw:fill-color="#ffffff" style:repeat="repeat" draw:textarea-vertical-align="middle"/>
      <style:paragraph-properties fo:text-align="center" fo:border="0.03pt solid #111111"/>
      <style:text-properties style:font-name="Liberation Serif" fo:font-size="20pt" style:font-size-asian="20pt" style:font-size-complex="20pt"/>
    </style:style>
    <style:style style:name="ce8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-left="0.03pt solid #111111" fo:border-right="0.03pt solid #111111" fo:border-top="none" fo:border-bottom="0.03pt solid #111111"/>
      <style:text-properties style:font-name="Liberation Serif" fo:font-size="20pt" style:font-size-asian="20pt" style:font-size-complex="20pt"/>
    </style:style>
    <style:style style:name="ce9" style:family="table-cell">
      <loext:graphic-properties draw:fill="solid" draw:fill-color="#ffffff" style:repeat="repeat" draw:textarea-vertical-align="middle"/>
      <style:paragraph-properties fo:text-align="center" fo:border-left="none" fo:border-right="0.03pt solid #111111" fo:border-top="none" fo:border-bottom="0.03pt solid #111111"/>
      <style:text-properties style:font-name="Liberation Serif" fo:font-size="20pt" style:font-size-asian="20pt" style:font-size-complex="20pt"/>
    </style:style>
    <style:style style:name="ce10" style:family="table-cell">
      <loext:graphic-properties draw:fill="solid" draw:fill-color="#ffffff" style:repeat="repeat" draw:textarea-vertical-align="middle"/>
      <style:paragraph-properties fo:text-align="center" fo:border-left="0.03pt solid #111111" fo:border-right="0.03pt solid #111111" fo:border-top="none" fo:border-bottom="0.03pt solid #111111"/>
      <style:text-properties style:font-name="Liberation Serif" fo:font-size="20pt" style:font-size-asian="20pt" style:font-size-complex="20pt"/>
    </style:style>
    <style:style style:name="ce11" style:family="table-cell">
      <loext:graphic-properties draw:fill="solid" draw:fill-color="#ffffff" style:repeat="repeat" draw:textarea-vertical-align="middle"/>
      <style:paragraph-properties fo:text-align="center" fo:border-left="0.03pt solid #111111" fo:border-right="0.03pt solid #111111" fo:border-top="0.03pt solid #111111" fo:border-bottom="none"/>
      <style:text-properties style:font-name="Liberation Serif" fo:font-size="20pt" style:font-size-asian="20pt" style:font-size-complex="20pt"/>
    </style:style>
    <style:style style:name="ce12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="0.03pt solid #111111"/>
      <style:text-properties style:font-name="Liberation Serif" fo:font-size="20pt" style:font-size-asian="20pt" style:font-size-complex="20pt"/>
    </style:style>
    <style:style style:name="ce13" style:family="table-cell">
      <loext:graphic-properties draw:fill="solid" draw:fill-color="#ffffff" style:repeat="repeat" draw:textarea-vertical-align="middle"/>
      <style:paragraph-properties fo:text-align="center" fo:border-left="0.03pt solid #111111" fo:border-right="none" fo:border-top="0.03pt solid #111111" fo:border-bottom="0.03pt solid #111111"/>
      <style:text-properties style:font-name="Liberation Serif" fo:font-size="20pt" style:font-size-asian="20pt" style:font-size-complex="20pt"/>
    </style:style>
    <style:style style:name="ce14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="0.03pt solid #111111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15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-left="0.03pt solid #111111" fo:border-right="0.03pt solid #111111" fo:border-top="none" fo:border-bottom="0.03pt solid #111111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16" style:family="table-cell">
      <loext:graphic-properties draw:fill="solid" draw:fill-color="#ffffcc" style:repeat="repeat" draw:textarea-vertical-align="middle"/>
      <style:paragraph-properties fo:text-align="center" fo:border-left="none" fo:border-right="0.03pt solid #111111" fo:border-top="none" fo:border-bottom="0.03pt solid #111111"/>
      <style:text-properties style:font-name="Liberation Serif" fo:font-size="20pt" style:font-size-asian="20pt" style:font-size-complex="20pt"/>
    </style:style>
    <style:style style:name="ce17" style:family="table-cell">
      <loext:graphic-properties draw:fill="solid" draw:fill-color="#ccffcc" style:repeat="repeat" draw:textarea-vertical-align="middle"/>
      <style:paragraph-properties fo:text-align="center" fo:border="0.03pt solid #111111"/>
      <style:text-properties style:font-name="Liberation Serif" fo:font-size="20pt" style:font-size-asian="20pt" style:font-size-complex="20pt"/>
    </style:style>
    <style:style style:name="ce18" style:family="table-cell">
      <loext:graphic-properties draw:fill="solid" draw:fill-color="#ffffff" style:repeat="repeat" draw:textarea-vertical-align="middle" fo:padding-left="0.2cm" fo:padding-right="0.2cm"/>
      <style:paragraph-properties fo:text-align="start" fo:border="0.03pt solid #111111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1cm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c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.2cm" fo:text-indent="-0.61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1cm"/>
      <style:text-properties fo:color="#000000" loext:opacity="100%" style:font-name="Liberation Sans1" fo:font-size="14pt" style:font-size-asian="14pt" style:font-size-complex="14pt"/>
    </style:style>
    <style:style style:name="P17" style:family="paragraph">
      <style:paragraph-properties fo:margin-top="0cm" fo:margin-bottom="0.5cm"/>
    </style:style>
    <style:style style:name="P18" style:family="paragraph">
      <style:paragraph-properties fo:margin-left="0cm" fo:margin-right="0cm" fo:margin-top="0cm" fo:margin-bottom="0.2cm" fo:text-indent="-0.6cm"/>
    </style:style>
    <style:style style:name="P19" style:family="paragraph">
      <style:paragraph-properties fo:margin-left="0.051cm" fo:margin-right="0cm" fo:margin-top="0cm" fo:margin-bottom="0.2cm" fo:text-indent="0cm"/>
    </style:style>
    <style:style style:name="P20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1" fo:font-size="14pt" style:font-size-asian="14pt" style:font-size-complex="14pt"/>
    </style:style>
    <style:style style:name="P21" style:family="paragraph">
      <style:paragraph-properties fo:margin-top="0cm" fo:margin-bottom="0.2cm"/>
    </style:style>
    <style:style style:name="P22" style:family="paragraph">
      <loext:graphic-properties draw:fill="none"/>
      <style:paragraph-properties fo:text-align="start"/>
      <style:text-properties style:font-name="Liberation Mono" fo:font-size="18pt"/>
    </style:style>
    <style:style style:name="P23" style:family="paragraph">
      <style:paragraph-properties fo:margin-top="0cm" fo:margin-bottom="0.3cm"/>
    </style:style>
    <style:style style:name="P24" style:family="paragraph">
      <style:paragraph-properties fo:margin-top="0cm" fo:margin-bottom="0.5cm" loext:tab-stop-distance="0cm">
        <style:tab-stops>
          <style:tab-stop style:position="13.001cm"/>
        </style:tab-stops>
      </style:paragraph-properties>
    </style:style>
    <style:style style:name="P25" style:family="paragraph">
      <style:paragraph-properties fo:margin-top="0cm" fo:margin-bottom="0cm"/>
    </style:style>
    <style:style style:name="P26" style:family="paragraph">
      <style:paragraph-properties fo:margin-top="0cm" fo:margin-bottom="0.254cm" loext:tab-stop-distance="0cm">
        <style:tab-stops>
          <style:tab-stop style:position="10.087cm"/>
        </style:tab-stops>
      </style:paragraph-properties>
    </style:style>
    <style:style style:name="P27" style:family="paragraph">
      <style:paragraph-properties fo:margin-top="0cm" fo:margin-bottom="0cm"/>
      <style:text-properties fo:color="#000000" loext:opacity="100%" fo:font-size="22pt" style:font-size-asian="22pt" style:font-size-complex="22pt"/>
    </style:style>
    <style:style style:name="P28" style:family="paragraph">
      <style:paragraph-properties fo:text-align="center"/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P29" style:family="paragraph">
      <style:paragraph-properties fo:text-align="start"/>
      <style:text-properties style:font-name="Liberation Serif" fo:font-size="20pt" style:font-size-asian="20pt" style:font-size-complex="20pt"/>
    </style:style>
    <style:style style:name="P30" style:family="paragraph">
      <style:paragraph-properties fo:text-align="center"/>
      <style:text-properties style:font-name="Liberation Serif" fo:font-size="20pt" fo:background-color="transparent" style:font-size-asian="20pt" style:font-size-complex="20pt"/>
    </style:style>
    <style:style style:name="P31" style:family="paragraph">
      <style:paragraph-properties fo:text-align="center"/>
      <style:text-properties style:font-name="Liberation Serif" fo:font-size="20pt" style:font-size-asian="20pt" style:font-size-complex="20pt"/>
    </style:style>
    <style:style style:name="P32" style:family="paragraph">
      <style:paragraph-properties fo:text-align="star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34" style:family="paragraph">
      <style:paragraph-properties fo:margin-top="0cm" fo:margin-bottom="0cm"/>
      <style:text-properties fo:color="#000000" loext:opacity="100%" fo:font-size="20pt" style:font-size-asian="20pt" style:font-size-complex="20pt"/>
    </style:style>
    <style:style style:name="P35" style:family="paragraph">
      <style:paragraph-properties fo:text-align="start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P36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font-size="22pt" fo:language="ru" fo:country="RU" style:font-size-asian="22pt" style:font-size-complex="22pt"/>
    </style:style>
    <style:style style:name="T14" style:family="text">
      <style:text-properties fo:font-size="10pt" fo:language="ru" fo:country="RU" style:font-size-asian="10pt" style:font-size-complex="10pt"/>
    </style:style>
    <style:style style:name="T15" style:family="text">
      <style:text-properties fo:color="#000000" loext:opacity="100%" style:font-name="Liberation Sans1" fo:font-size="14pt" fo:language="ru" fo:country="RU"/>
    </style:style>
    <style:style style:name="T16" style:family="text">
      <style:text-properties fo:color="#000000" loext:opacity="100%" style:font-name="Liberation Sans1" fo:font-size="14pt" fo:language="ru" fo:country="RU" fo:font-style="italic" style:font-style-asian="italic" style:font-style-complex="italic"/>
    </style:style>
    <style:style style:name="T17" style:family="text">
      <style:text-properties fo:color="#000000" loext:opacity="100%" style:font-name="Liberation Sans1" fo:font-size="14pt" fo:language="ru" fo:country="RU" style:font-size-asian="14pt" style:font-size-complex="14pt"/>
    </style:style>
    <style:style style:name="T18" style:family="text">
      <style:text-properties fo:color="#000000" loext:opacity="100%" style:font-name="Liberation Sans1" fo:font-size="14pt" fo:language="ru" fo:country="RU" fo:font-style="italic" style:font-size-asian="14pt" style:font-style-asian="italic" style:font-size-complex="14pt" style:font-style-complex="italic"/>
    </style:style>
    <style:style style:name="T19" style:family="text">
      <style:text-properties fo:color="#000000" loext:opacity="100%" fo:font-size="22pt" fo:language="ru" fo:country="RU" style:font-size-asian="22pt" style:font-size-complex="22pt"/>
    </style:style>
    <style:style style:name="T20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21" style:family="text">
      <style:text-properties style:font-name="Liberation Sans1" fo:font-size="14pt" fo:language="ru" fo:country="RU" style:font-size-asian="14pt" style:font-size-complex="14pt"/>
    </style:style>
    <style:style style:name="T22" style:family="text">
      <style:text-properties style:font-name="Liberation Sans1"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style:font-name="Liberation Mono" fo:font-size="18pt"/>
    </style:style>
    <style:style style:name="T24" style:family="text">
      <style:text-properties fo:color="#000000" loext:opacity="100%" style:font-name="Liberation Mono" fo:font-size="22pt" fo:language="ru" fo:country="RU" style:font-size-asian="22pt" style:font-size-complex="22pt"/>
    </style:style>
    <style:style style:name="T25" style:family="text">
      <style:text-properties style:font-name="Liberation Serif" fo:font-size="20pt" fo:language="ru" fo:country="RU" fo:font-style="normal" fo:background-color="transparent" style:font-size-asian="20pt" style:font-style-asian="normal" style:font-size-complex="20pt" style:font-style-complex="normal"/>
    </style:style>
    <style:style style:name="T26" style:family="text">
      <style:text-properties fo:color="#000000" loext:opacity="100%" style:font-name="Liberation Serif" fo:font-size="20pt" fo:language="ru" fo:country="RU" fo:font-style="normal" fo:background-color="transparent" style:font-size-asian="20pt" style:font-style-asian="normal" style:font-size-complex="20pt" style:font-style-complex="normal"/>
    </style:style>
    <style:style style:name="T27" style:family="text">
      <style:text-properties style:font-name="Liberation Serif" fo:font-size="20pt" fo:font-style="normal" fo:background-color="transparent" style:font-size-asian="20pt" style:font-style-asian="normal" style:font-size-complex="20pt" style:font-style-complex="normal"/>
    </style:style>
    <style:style style:name="T28" style:family="text">
      <style:text-properties style:font-name="Liberation Serif" fo:font-size="20pt" style:font-size-asian="20pt" style:font-size-complex="20pt"/>
    </style:style>
    <style:style style:name="T29" style:family="text">
      <style:text-properties style:font-name="Liberation Serif" fo:font-size="20pt" fo:background-color="transparent" style:font-name-asian="Liberation Serif1" style:font-size-asian="20pt" style:font-name-complex="Liberation Serif1" style:font-size-complex="20pt"/>
    </style:style>
    <style:style style:name="T30" style:family="text">
      <style:text-properties style:font-name="Liberation Serif" fo:font-size="20pt" style:font-name-asian="Liberation Serif1" style:font-size-asian="20pt" style:font-name-complex="Liberation Serif1" style:font-size-complex="20pt"/>
    </style:style>
    <style:style style:name="T31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5" style:family="text">
      <style:text-properties fo:color="#000000" loext:opacity="100%" fo:font-size="26pt" fo:language="ru" fo:country="RU" style:font-size-asian="26pt" style:font-size-complex="26pt"/>
    </style:style>
    <style:style style:name="T36" style:family="text">
      <style:text-properties fo:color="#000000" loext:opacity="100%" style:font-name="Liberation Sans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Архитектура</text:span><text:span text:style-name="T2"><text:line-break/></text:span><text:span text:style-name="T2">Изоляц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Транзакции и их свойства</text:span></text:p>
              </text:list-item>
              <text:list-item>
                <text:p text:style-name="P8"><text:span text:style-name="T11">Уровни изоляции в стандарте SQL</text:span></text:p>
              </text:list-item>
              <text:list-item>
                <text:p text:style-name="P8"><text:span text:style-name="T11">Особенности реализации PostgreSQL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Транзакции и их свойств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Транзакция — множество операций,</text:span></text:p>
              </text:list-item>
              <text:list-item>
                <text:p text:style-name="P8"><text:span text:style-name="T10">которые переводят базу данных из одного</text:span><text:span text:style-name="T10"><text:line-break/></text:span><text:span text:style-name="T10">корректного состояния в другое корректное</text:span></text:p>
              </text:list-item>
              <text:list-item>
                <text:p text:style-name="P8"><text:span text:style-name="T10">при условии, что транзакция выполнена полностью</text:span></text:p>
              </text:list-item>
              <text:list-item>
                <text:p text:style-name="P12"><text:span text:style-name="T10">и без помех со стороны других транзакций</text:span></text:p>
                <text:list>
                  <text:list-item>
                    <text:p><text:span text:style-name="T13">атомарность: транзакция либо выполняется полностью,</text:span><text:span text:style-name="T13"><text:line-break/></text:span><text:span text:style-name="T13">либо не оставляет никаких следов</text:span></text:p>
                  </text:list-item>
                  <text:list-item>
                    <text:p><text:span text:style-name="T13">согласованность определяется ограничениями целостности</text:span><text:span text:style-name="T13"><text:line-break/></text:span><text:span text:style-name="T13">и семантикой приложения</text:span></text:p>
                  </text:list-item>
                  <text:list-item>
                    <text:p><text:span text:style-name="T13">неполная изоляция приводит к нарушению корректности (аномалиям)</text:span><text:span text:style-name="T13"><text:line-break/></text:span><text:span text:style-name="T13">при конкурентном выполнении транзакций</text:span></text:p>
                  </text:list-item>
                </text:list>
              </text:list-item>
            </text:list>
          </draw:text-box>
        </draw:frame>
        <draw:custom-shape draw:style-name="gr3" draw:text-style-name="P14" draw:layer="layout" svg:width="3.556cm" svg:height="1.27cm" svg:x="19.812cm" svg:y="6.55cm">
          <text:p text:style-name="P13"><text:span text:style-name="T14">Согласованнос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2.849cm" svg:height="1.27cm" svg:x="23.313cm" svg:y="8.751cm">
          <text:p text:style-name="P13"><text:span text:style-name="T14">Атомарнос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485cm" svg:height="1.27cm" svg:x="19.713cm" svg:y="10.352cm">
          <text:p text:style-name="P13"><text:span text:style-name="T14">Изоля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5"><text:span text:style-name="T15">Транзакцией называется множество операций, выполняемое приложением, которое переводит базу данных из одного корректного <text:s/>состояния в другое корректное состояние (</text:span><text:span text:style-name="T16">согласованность</text:span><text:span text:style-name="T15">)</text:span><text:span text:style-name="T15"><text:line-break/></text:span><text:span text:style-name="T15">при условии, что транзакция выполнена полностью (</text:span><text:span text:style-name="T16">атомарность</text:span><text:span text:style-name="T15">)</text:span><text:span text:style-name="T15"><text:line-break/></text:span><text:span text:style-name="T15">и без помех со стороны других транзакций (</text:span><text:span text:style-name="T16">изоляция</text:span><text:span text:style-name="T15">).</text:span></text:p>
              <text:p text:style-name="P15"><text:span text:style-name="T15">Корректное (согласованное) состояние определяется как ограничениями целостности, заданными на уровне базы данных,</text:span><text:span text:style-name="T15"><text:line-break/></text:span><text:span text:style-name="T15">так и семантикой приложения.</text:span></text:p>
              <text:p text:style-name="P15"><text:span text:style-name="T15">Идеальная изоляция транзакций гарантирует, что на работу приложения не окажут влияния никакие другие конкурентно выполняющиеся транзакции. Однако если ослабить требования</text:span><text:span text:style-name="T15"><text:line-break/></text:span><text:span text:style-name="T15">к изоляции, то транзакция, которая корректно выполнялась в базе данных в одиночестве, может выдавать некорректные результаты</text:span><text:span text:style-name="T15"><text:line-break/></text:span><text:span text:style-name="T15">при наличии других транзакций — из-за того, что при выполнении операторы разных транзакций могут чередоваться. Такие некорректные ситуации называются </text:span><text:span text:style-name="T16">аномалиями</text:span><text:span text:style-name="T15">.</text:span></text:p>
              <text:p text:style-name="P15"><text:span text:style-name="T15">Ре</text:span><text:span text:style-name="T17">ализация полной изоляции — сложная задача, сопряженная</text:span><text:span text:style-name="T17"><text:line-break/></text:span><text:span text:style-name="T17">с уменьшением пропускной способности системы. На практике как правило применяется именно ослабленная изоляция, и поэтому важно понимать, какие это влечет последствия.</text:span></text:p>
              <text:p text:style-name="P15"><text:span text:style-name="T17">Четвертое свойство ACID — </text:span><text:span text:style-name="T18">долговечность</text:span><text:span text:style-name="T17"> — мы рассмотрим позже,</text:span><text:span text:style-name="T17"><text:line-break/></text:span><text:span text:style-name="T17">в теме «Журналирование»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Read Uncommitted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Должен предотвращать аномалии</text:span></text:p>
                <text:list>
                  <text:list-item>
                    <text:p text:style-name="P17"><text:span text:style-name="T19">потерянные изменения:</text:span><text:span text:style-name="T19"><text:line-break/></text:span><text:span text:style-name="T20">транзакция может перезаписать изменения других транзакций,</text:span><text:span text:style-name="T20"><text:line-break/></text:span><text:span text:style-name="T20">зафиксированных после ее начала</text:span></text:p>
                  </text:list-item>
                </text:list>
              </text:list-item>
              <text:list-item>
                <text:p><text:span text:style-name="T11">Не реализован в PostgreSQL</text:span></text:p>
                <text:list>
                  <text:list-item>
                    <text:p><text:span text:style-name="T19">работает как Read Committed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13cm" svg:height="15.076cm" svg:x="2.108cm" svg:y="14.207cm" presentation:class="notes" presentation:user-transformed="true">
            <draw:text-box>
              <text:p text:style-name="P18"><text:span text:style-name="T21">Стандарт SQL допускает четыре уровня изоляции, определяемые в терминах аномалий, которые допускаются при конкурентном выполнении транзакций на этом уровне.</text:span></text:p>
              <text:p text:style-name="P18"><text:span text:style-name="T21">Самый слабый уровень — Read Uncommitted, который (как следует</text:span><text:span text:style-name="T21"><text:line-break/></text:span><text:span text:style-name="T21">из названия) позволяет увидеть даже незафиксированные данные.</text:span></text:p>
              <text:p text:style-name="P18"><text:span text:style-name="T21">Согласно стандарту на этом уровне должна предотвращаться единственная аномалия:</text:span></text:p>
              <text:list text:style-name="L4">
                <text:list-item>
                  <text:p text:style-name="P19"><text:span text:style-name="T22">Потерянные изменения</text:span><text:span text:style-name="T21"> (lost updates). Если после начала транзакции T1 другая транзакция T2 изменила и зафиксировала строки, транзакция T1 может перезаписать эти изменения.</text:span></text:p>
                </text:list-item>
              </text:list>
              <text:p text:style-name="P19"><text:span text:style-name="T21">Этот уровень вводился как требующий наименьших накладных расходов, но PostgreSQL может без потери эффективности работать</text:span><text:span text:style-name="T21"><text:line-break/></text:span><text:span text:style-name="T21">на более строгом уровне. Поэтому в PostgreSQL такой уровень не реализован и говорить о нем мы больше не будем.</text:span></text:p>
              <text:p text:style-name="P18"><text:span text:style-name="T21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Read Committed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Должен предотвращать аномалии</text:span></text:p>
                <text:list>
                  <text:list-item>
                    <text:p text:style-name="P21"><text:span text:style-name="T19">потерянные изменения</text:span></text:p>
                  </text:list-item>
                  <text:list-item>
                    <text:p text:style-name="P17"><text:span text:style-name="T19">грязное чтение:</text:span><text:span text:style-name="T19"><text:line-break/></text:span><text:span text:style-name="T20">запрос видит незафиксированные изменения других транзакций</text:span></text:p>
                  </text:list-item>
                </text:list>
              </text:list-item>
              <text:list-item>
                <text:p><text:span text:style-name="T11">Реализация в PostgreSQL</text:span></text:p>
                <text:list>
                  <text:list-item>
                    <text:p><text:span text:style-name="T19">используется по умолчанию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0" draw:layer="layout" svg:width="16.713cm" svg:height="15.076cm" svg:x="2.108cm" svg:y="14.207cm" presentation:class="notes" presentation:user-transformed="true">
            <draw:text-box>
              <text:p text:style-name="P18"><text:span text:style-name="T21">Каждый следующий уровень изоляции строже, чем предыдущий. Поэтому уровень Read Committed должен предотвращать не только потерянные изменения, но и еще одну аномалию:</text:span></text:p>
              <text:list text:style-name="L1">
                <text:list-item>
                  <text:p text:style-name="P19"><text:span text:style-name="T22">«Грязное» чтение</text:span><text:span text:style-name="T21"> (dirty read). Транзакция T1 может читать строки, измененные, но еще не зафиксированные, транзакцией T2. Отмена изменений (ROLLBACK) в T2 приведет к тому, что T1 прочитает данные, которых никогда не существовало.</text:span></text:p>
                </text:list-item>
              </text:list>
              <text:p text:style-name="P19"><text:span text:style-name="T21">Существует много других аномалий, которые допускаются на уровне Read Committed. Разработчик должен всегда помнить о возможных проблемах и при необходимости вручную использовать блокировки.</text:span></text:p>
              <text:p text:style-name="P19"><text:span text:style-name="T21">В PostgreSQL (как и во многих других СУБД) именно этот уровень изоляции используется по умолчанию — как компромисс между строгостью изоляции и эффективностью.</text:span></text:p>
              <text:p text:style-name="P19"><text:span text:style-name="T21">Заметим, что в PostgreSQL на уровне Read Committed можно потерять <text:s/>изменения — такой пример будет показан в демонстрации.</text:span></text:p>
              <text:p text:style-name="P19"><text:span text:style-name="T21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Repeatable Read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Должен предотвращать аномалии</text:span></text:p>
                <text:list>
                  <text:list-item>
                    <text:p text:style-name="P21"><text:span text:style-name="T19">потерянные изменения</text:span></text:p>
                  </text:list-item>
                  <text:list-item>
                    <text:p text:style-name="P21"><text:span text:style-name="T19">грязное чтение</text:span></text:p>
                  </text:list-item>
                  <text:list-item>
                    <text:p text:style-name="P17"><text:span text:style-name="T19">неповторяющееся чтение:</text:span><text:span text:style-name="T19"><text:line-break/></text:span><text:span text:style-name="T20">повторное чтение строки вернет другое значение,</text:span><text:span text:style-name="T20"><text:line-break/></text:span><text:span text:style-name="T20">если оно было изменено и зафиксировано другой транзакцией</text:span></text:p>
                  </text:list-item>
                </text:list>
              </text:list-item>
              <text:list-item>
                <text:p><text:span text:style-name="T11">Реализация в PostgreSQL</text:span></text:p>
                <text:list>
                  <text:list-item>
                    <text:p text:style-name="P23"><text:span text:style-name="T19">также не допускает фантомное чтение:</text:span><text:span text:style-name="T19"><text:line-break/></text:span><text:span text:style-name="T20">повторный запрос по одному и тому же условию вернет иную выборку,</text:span><text:span text:style-name="T20"><text:line-break/></text:span><text:span text:style-name="T20">если другая транзакция добавила и зафиксировала новые строки, удовлетворяющие этому условию</text:span></text:p>
                  </text:list-item>
                  <text:list-item>
                    <text:p><text:span text:style-name="T19">для предотвращения аномалий транзакции могут обрыватьс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0" draw:layer="layout" svg:width="16.713cm" svg:height="15.076cm" svg:x="2.108cm" svg:y="14.207cm" presentation:class="notes" presentation:user-transformed="true">
            <draw:text-box>
              <text:p text:style-name="P18"><text:span text:style-name="T21">Согласно стандарту, в дополнение к потерянным изменениям</text:span><text:span text:style-name="T21"><text:line-break/></text:span><text:span text:style-name="T21">и грязным чтениям уровень изоляции Repeatable Read должен предотвращать аномалию, которую мы видели, когда рассматривали уровень Read Committed:</text:span></text:p>
              <text:list text:style-name="L1">
                <text:list-item>
                  <text:p text:style-name="P19"><text:span text:style-name="T22">Неповторяющееся чтение</text:span><text:span text:style-name="T21"> (non-repeatable read). После того как транзакция T1 прочитала строку, транзакция T2 изменила или удалила эту строку и зафиксировала изменения (COMMIT).</text:span><text:span text:style-name="T21"><text:line-break/></text:span><text:span text:style-name="T21">При повторном чтении этой же строки транзакция T1 видит, что строка изменена или удалена.</text:span></text:p>
                </text:list-item>
              </text:list>
              <text:p text:style-name="P19"><text:span text:style-name="T21">Реализация PostgreSQL более строгая, чем того требует стандарт,</text:span><text:span text:style-name="T21"><text:line-break/></text:span><text:span text:style-name="T21">и предотвращает аномалию</text:span></text:p>
              <text:list text:continue-numbering="true" text:style-name="L1">
                <text:list-item>
                  <text:p text:style-name="P19"><text:span text:style-name="T22">Фантомное чтение</text:span><text:span text:style-name="T21"> (phantom read). Транзакция T1 прочитала набор строк по некоторому условию. Затем транзакция T2 добавила строки, также удовлетворяющие этому условию. Если транзакция T1 повторит запрос, она получит другую выборку строк.</text:span></text:p>
                </text:list-item>
              </text:list>
              <text:p text:style-name="P19"><text:span text:style-name="T21">На самом деле существуют и другие аномалии (не отраженные</text:span><text:span text:style-name="T21"><text:line-break/></text:span><text:span text:style-name="T21">в стандарте), которые допускаются в PostgreSQL на уровне Repeatable Read.</text:span></text:p>
              <text:p text:style-name="P19"><text:span text:style-name="T21">От уровня Read Committed этот уровень изоляции отличается и тем, что на нем транзакция может быть оборвана, чтобы не допустить аномалию (такую транзакцию надо повторять). На уровне Read Committed этого не происходит никогда — если стоит выбор между корректностью и эффективностью, предпочтение всегда отдается эффективности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Serializable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Должен предотвращать любые аномалии</text:span></text:p>
                <text:list>
                  <text:list-item>
                    <text:p text:style-name="P24"><text:span text:style-name="T19">результат конкурентного выполнения совпадает с результатом</text:span><text:span text:style-name="T19"><text:line-break/></text:span><text:span text:style-name="T19">выполнения транзакций в какой-либо последовательности</text:span></text:p>
                  </text:list-item>
                </text:list>
              </text:list-item>
              <text:list-item>
                <text:p text:style-name="P8"><text:span text:style-name="T11">Реализация в PostgreSQL</text:span></text:p>
                <text:list>
                  <text:list-item>
                    <text:p text:style-name="P21"><text:span text:style-name="T19">для предотвращения аномалий транзакции могут обрываться</text:span></text:p>
                  </text:list-item>
                  <text:list-item>
                    <text:p text:style-name="P21"><text:span text:style-name="T19">для правильной работы уровень Serializable должен использоваться всеми транзакциями</text:span></text:p>
                  </text:list-item>
                  <text:list-item>
                    <text:p text:style-name="P23"><text:span text:style-name="T19">уровень не работает на реплика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0" draw:layer="layout" svg:width="16.713cm" svg:height="15.076cm" svg:x="2.108cm" svg:y="14.207cm" presentation:class="notes" presentation:user-transformed="true">
            <draw:text-box>
              <text:p text:style-name="P18"><text:span text:style-name="T21">Полное отсутствие каких бы то ни было аномалий достигается, если команды, выполняемые в конкурентно работающих транзакциях, приводят к такому же результату, какой получился бы в случае последовательного — одна завершилась, следующая началась — выполнения этих транзакций (при каком-нибудь порядке выполнения).</text:span></text:p>
              <text:p text:style-name="P18"><text:span text:style-name="T21">В PostgreSQL этот уровень реализован и работает, если все транзакции в системе используют уровень Serializable.</text:span></text:p>
              <text:p text:style-name="P18"><text:span text:style-name="T21">Следует учитывать, что реализация имеет определенные ограничения:</text:span></text:p>
              <text:list text:style-name="L4">
                <text:list-item>
                  <text:p text:style-name="P19"><text:span text:style-name="T21">запросы не могут выполняться на физических репликах;</text:span></text:p>
                </text:list-item>
                <text:list-item>
                  <text:p text:style-name="P19"><text:span text:style-name="T21">транзакции могут обрываться чаще, чем это действительно необходимо (таким образом, страдает эффективность, поскольку оборванные транзакции приходится выполнять повторно).</text:span></text:p>
                </text:list-item>
              </text:list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Итоги: стандарт SQL</text:span></text:p>
          </draw:text-box>
        </draw:frame>
        <draw:frame presentation:style-name="pr4" draw:text-style-name="P27" draw:layer="layout" svg:width="25.6cm" svg:height="3.048cm" svg:x="1.2cm" svg:y="16.51cm" presentation:class="outline" presentation:user-transformed="true">
          <draw:text-box>
            <text:list text:style-name="L3">
              <text:list-item>
                <text:p text:style-name="P25"><text:span text:style-name="T24"/></text:p>
              </text:list-item>
              <text:list-item>
                <text:p text:style-name="P26"><text:span text:style-name="T19"/></text:p>
              </text:list-item>
              <text:list-item>
                <text:p text:style-name="P26"><text:span text:style-name="T19"/></text:p>
              </text:list-item>
            </text:list>
          </draw:text-box>
        </draw:frame>
        <draw:frame draw:style-name="gr7" draw:layer="layout" svg:width="25.807cm" svg:height="11.198cm" svg:x="1.017cm" svg:y="4.80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28"><text:span text:style-name="T25">потерянные обновления</text:span></text:p>
              </table:table-cell>
              <table:table-cell table:style-name="ce2">
                <text:p text:style-name="P28"><text:span text:style-name="T26">г</text:span><text:span text:style-name="T25">рязное чтение</text:span></text:p>
              </table:table-cell>
              <table:table-cell>
                <text:p text:style-name="P28"><text:span text:style-name="T25">неповторя-ющееся чтение</text:span></text:p>
              </table:table-cell>
              <table:table-cell>
                <text:p text:style-name="P28"><text:span text:style-name="T27">фантомное чтение</text:span></text:p>
              </table:table-cell>
              <table:table-cell>
                <text:p text:style-name="P28"><text:span text:style-name="T27">другие аномалии</text:span></text:p>
              </table:table-cell>
            </table:table-row>
            <table:table-row table:style-name="ro2" table:default-cell-style-name="ce5">
              <table:table-cell table:style-name="ce4">
                <text:p text:style-name="P29"><text:span text:style-name="T28">Read Uncommitted</text:span></text:p>
              </table:table-cell>
              <table:table-cell>
                <text:p text:style-name="P30"><text:span text:style-name="T29">―</text:span></text:p>
              </table:table-cell>
              <table:table-cell>
                <text:p text:style-name="P30"><text:span text:style-name="T29">да</text:span></text:p>
              </table:table-cell>
              <table:table-cell table:style-name="ce6">
                <text:p text:style-name="P31"><text:span text:style-name="T28">да</text:span></text:p>
              </table:table-cell>
              <table:table-cell table:style-name="ce7">
                <text:p text:style-name="P31"><text:span text:style-name="T28">да</text:span></text:p>
              </table:table-cell>
              <table:table-cell table:style-name="ce7">
                <text:p text:style-name="P31"><text:span text:style-name="T28">да</text:span></text:p>
              </table:table-cell>
            </table:table-row>
            <table:table-row table:style-name="ro2" table:default-cell-style-name="ce7">
              <table:table-cell table:style-name="ce8">
                <text:p text:style-name="P29"><text:span text:style-name="T28">Read Committed</text:span></text:p>
              </table:table-cell>
              <table:table-cell table:style-name="ce9">
                <text:p text:style-name="P31"><text:span text:style-name="T30">―</text:span></text:p>
              </table:table-cell>
              <table:table-cell table:style-name="ce10">
                <text:p text:style-name="P31"><text:span text:style-name="T30">―</text:span></text:p>
              </table:table-cell>
              <table:table-cell>
                <text:p text:style-name="P31"><text:span text:style-name="T28">да</text:span></text:p>
              </table:table-cell>
              <table:table-cell table:style-name="ce11">
                <text:p text:style-name="P31"><text:span text:style-name="T28">да</text:span></text:p>
              </table:table-cell>
              <table:table-cell>
                <text:p text:style-name="P31"><text:span text:style-name="T28">да</text:span></text:p>
              </table:table-cell>
            </table:table-row>
            <table:table-row table:style-name="ro2" table:default-cell-style-name="ce6">
              <table:table-cell table:style-name="ce12">
                <text:p text:style-name="P29"><text:span text:style-name="T28">Repeatable Read</text:span></text:p>
              </table:table-cell>
              <table:table-cell>
                <text:p text:style-name="P31"><text:span text:style-name="T30">―</text:span></text:p>
              </table:table-cell>
              <table:table-cell table:style-name="ce7">
                <text:p text:style-name="P31"><text:span text:style-name="T30">―</text:span></text:p>
              </table:table-cell>
              <table:table-cell table:style-name="ce13">
                <text:p text:style-name="P31"><text:span text:style-name="T30">―</text:span></text:p>
              </table:table-cell>
              <table:table-cell table:style-name="ce7">
                <text:p text:style-name="P31"><text:span text:style-name="T29">да</text:span></text:p>
              </table:table-cell>
              <table:table-cell>
                <text:p text:style-name="P31"><text:span text:style-name="T28">да</text:span></text:p>
              </table:table-cell>
            </table:table-row>
            <table:table-row table:style-name="ro3" table:default-cell-style-name="ce7">
              <table:table-cell table:style-name="ce14">
                <text:p text:style-name="P32"><text:span text:style-name="T31">Serializable</text:span></text:p>
              </table:table-cell>
              <table:table-cell table:style-name="ce6">
                <text:p text:style-name="P31"><text:span text:style-name="T30">―</text:span></text:p>
              </table:table-cell>
              <table:table-cell>
                <text:p text:style-name="P31"><text:span text:style-name="T30">―</text:span></text:p>
              </table:table-cell>
              <table:table-cell>
                <text:p text:style-name="P31"><text:span text:style-name="T30">―</text:span></text:p>
              </table:table-cell>
              <table:table-cell table:style-name="ce10">
                <text:p text:style-name="P31"><text:span text:style-name="T30">―</text:span></text:p>
              </table:table-cell>
              <table:table-cell>
                <text:p text:style-name="P31"><text:span text:style-name="T30">―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3" draw:layer="layout" svg:width="16.799cm" svg:height="13.364cm" svg:x="2.1cm" svg:y="14.207cm" presentation:class="notes" presentation:user-transformed="true">
            <draw:text-box>
              <text:p text:style-name="P18"><text:span text:style-name="T21">Подытожим информацию.</text:span></text:p>
              <text:p text:style-name="P18"><text:span text:style-name="T21">В стандарте SQL определены четыре уровня изоляции транзакций:</text:span><text:span text:style-name="T21"><text:line-break/></text:span><text:span text:style-name="T21">Read Uncommitted, Read Committed, Repeatable Read, Serializable</text:span><text:span text:style-name="T21"><text:line-break/></text:span><text:span text:style-name="T21">(по умолчанию).</text:span></text:p>
              <text:p text:style-name="P18"><text:span text:style-name="T21">Таблица показывает соответствие </text:span><text:span text:style-name="T6">между уровнями изоляции и теми аномалиями, которые они могут допускать.</text:span></text:p>
              <text:p text:style-name="P18"><text:span text:style-name="T6">Отметим, что для обеспечения уровня изоляции Serializable недостаточно исключить три аномалии, определенные в стандарте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Итоги: PostgreSQL</text:span></text:p>
          </draw:text-box>
        </draw:frame>
        <draw:frame presentation:style-name="pr4" draw:text-style-name="P34" draw:layer="layout" svg:width="25.6cm" svg:height="2.794cm" svg:x="1.2cm" svg:y="16.51cm" presentation:class="outline" presentation:user-transformed="true">
          <draw:text-box>
            <text:p/>
          </draw:text-box>
        </draw:frame>
        <draw:frame presentation:style-name="pr4" draw:text-style-name="P27" draw:layer="layout" svg:width="25.6cm" svg:height="2.794cm" svg:x="1.2cm" svg:y="16.51cm" presentation:class="outline" presentation:user-transformed="true">
          <draw:text-box>
            <text:list text:style-name="L3">
              <text:list-item>
                <text:p text:style-name="P25"><text:span text:style-name="T24"/></text:p>
              </text:list-item>
              <text:list-item>
                <text:p text:style-name="P26"><text:span text:style-name="T19">* предотвращается не всегда</text:span></text:p>
              </text:list-item>
              <text:list-item>
                <text:p text:style-name="P26"><text:span text:style-name="T19"/></text:p>
              </text:list-item>
            </text:list>
          </draw:text-box>
        </draw:frame>
        <draw:frame draw:style-name="gr7" draw:layer="layout" svg:width="25.809cm" svg:height="11.2cm" svg:x="1.018cm" svg:y="4.802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28"><text:span text:style-name="T25">потерянные обновления</text:span></text:p>
              </table:table-cell>
              <table:table-cell table:style-name="ce2">
                <text:p text:style-name="P28"><text:span text:style-name="T26">г</text:span><text:span text:style-name="T25">рязное чтение</text:span></text:p>
              </table:table-cell>
              <table:table-cell>
                <text:p text:style-name="P28"><text:span text:style-name="T25">неповторя-ющееся чтение</text:span></text:p>
              </table:table-cell>
              <table:table-cell>
                <text:p text:style-name="P28"><text:span text:style-name="T27">фантомное чтение</text:span></text:p>
              </table:table-cell>
              <table:table-cell>
                <text:p text:style-name="P28"><text:span text:style-name="T27">другие аномалии</text:span></text:p>
              </table:table-cell>
            </table:table-row>
            <table:table-row table:style-name="ro2" table:default-cell-style-name="ce5">
              <table:table-cell table:style-name="ce4">
                <text:p text:style-name="P29"><text:span text:style-name="T28">Read Uncommitted</text:span></text:p>
              </table:table-cell>
              <table:table-cell/>
              <table:table-cell/>
              <table:table-cell table:style-name="ce6"/>
              <table:table-cell table:style-name="ce7"/>
              <table:table-cell table:style-name="ce7"/>
            </table:table-row>
            <table:table-row table:style-name="ro2" table:default-cell-style-name="ce7">
              <table:table-cell table:style-name="ce15">
                <text:p text:style-name="P32"><text:span text:style-name="T31">Read Committed</text:span></text:p>
              </table:table-cell>
              <table:table-cell table:style-name="ce16">
                <text:p text:style-name="P31"><text:span text:style-name="T30">*</text:span></text:p>
              </table:table-cell>
              <table:table-cell table:style-name="ce10">
                <text:p text:style-name="P31"><text:span text:style-name="T30">―</text:span></text:p>
              </table:table-cell>
              <table:table-cell>
                <text:p text:style-name="P31"><text:span text:style-name="T28">да</text:span></text:p>
              </table:table-cell>
              <table:table-cell table:style-name="ce11">
                <text:p text:style-name="P31"><text:span text:style-name="T28">да</text:span></text:p>
              </table:table-cell>
              <table:table-cell>
                <text:p text:style-name="P31"><text:span text:style-name="T28">да</text:span></text:p>
              </table:table-cell>
            </table:table-row>
            <table:table-row table:style-name="ro2" table:default-cell-style-name="ce6">
              <table:table-cell table:style-name="ce12">
                <text:p text:style-name="P29"><text:span text:style-name="T28">Repeatable Read</text:span></text:p>
              </table:table-cell>
              <table:table-cell>
                <text:p text:style-name="P31"><text:span text:style-name="T30">―</text:span></text:p>
              </table:table-cell>
              <table:table-cell table:style-name="ce7">
                <text:p text:style-name="P31"><text:span text:style-name="T30">―</text:span></text:p>
              </table:table-cell>
              <table:table-cell table:style-name="ce13">
                <text:p text:style-name="P31"><text:span text:style-name="T30">―</text:span></text:p>
              </table:table-cell>
              <table:table-cell table:style-name="ce17">
                <text:p text:style-name="P31"><text:span text:style-name="T29">―</text:span></text:p>
              </table:table-cell>
              <table:table-cell>
                <text:p text:style-name="P31"><text:span text:style-name="T28">да</text:span></text:p>
              </table:table-cell>
            </table:table-row>
            <table:table-row table:style-name="ro4" table:default-cell-style-name="ce7">
              <table:table-cell table:style-name="ce18">
                <text:p text:style-name="P35"><text:span text:style-name="T32">Serializable</text:span></text:p>
              </table:table-cell>
              <table:table-cell table:style-name="ce6">
                <text:p text:style-name="P31"><text:span text:style-name="T30">―</text:span></text:p>
              </table:table-cell>
              <table:table-cell>
                <text:p text:style-name="P31"><text:span text:style-name="T30">―</text:span></text:p>
              </table:table-cell>
              <table:table-cell>
                <text:p text:style-name="P31"><text:span text:style-name="T30">―</text:span></text:p>
              </table:table-cell>
              <table:table-cell table:style-name="ce10">
                <text:p text:style-name="P31"><text:span text:style-name="T30">―</text:span></text:p>
              </table:table-cell>
              <table:table-cell>
                <text:p text:style-name="P31"><text:span text:style-name="T30">―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3" draw:layer="layout" svg:width="16.799cm" svg:height="13.364cm" svg:x="2.1cm" svg:y="14.207cm" presentation:class="notes" presentation:user-transformed="true">
            <draw:text-box>
              <text:p text:style-name="P18"><text:span text:style-name="T6">Реальные СУБД, и PostgreSQL в том числе, не реализуют требования стандарта буквально (которые были сформулированы в те времена, когда вопросы изоляции еще не были изучены теоретиками). Названия уровней изоляции сохраняются, но реализация их строже, чем это требует стандарт.</text:span></text:p>
              <text:p text:style-name="P18"><text:span text:style-name="T6">В PostgreSQL используется </text:span><text:span text:style-name="T33">изоляция на основе снимков данных</text:span><text:span text:style-name="T6"> (Snapshot Isolation) в сочетании с </text:span><text:span text:style-name="T33">многоверсионностью</text:span><text:span text:style-name="T6">. Это определяет следующие свойства:</text:span></text:p>
              <text:list text:style-name="L1">
                <text:list-item>
                  <text:p text:style-name="P19"><text:span text:style-name="T6">Грязное чтение не допускается вообще, причем без ущерба для производительности.</text:span></text:p>
                </text:list-item>
                <text:list-item>
                  <text:p text:style-name="P19"><text:span text:style-name="T6">Уровень Read Committed используется по умолчанию и применяется в большинстве систем. Зачастую он требует ручной установки блокировок, чтобы обеспечить корректность.</text:span></text:p>
                </text:list-item>
                <text:list-item>
                  <text:p text:style-name="P19"><text:span text:style-name="T6">Уровень Repeatable Read не допускает не только неповторяемое чтение, но и фантомное чтение (хотя и не обеспечивает полную изоляцию). Этот уровень удобен для отчетов, поскольку позволяет <text:s/>нескольким запросам видеть согласованные данные, а только читающие транзакции никогда не обрываются.</text:span></text:p>
                </text:list-item>
                <text:list-item>
                  <text:p text:style-name="P19"><text:span text:style-name="T6">Уровень Serializable также полностью реализован, но имеет определенные ограничения.</text:span></text:p>
                </text:list-item>
              </text:list>
              <text:p text:style-name="P19"><text:span text:style-name="T34"><text:a xlink:href="https://postgrespro.ru/docs/postgresql/16/transaction-iso" xlink:type="simple">https://postgrespro.ru/docs/postgresql/16/transaction-iso</text:a>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0" draw:text-style-name="P36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23"><text:span text:style-name="T35">Проверьте, что на уровне изоляции Read Committed</text:span><text:span text:style-name="T35"><text:line-break/></text:span><text:span text:style-name="T35">не предотвращается аномалия фантомного чтения.</text:span></text:p>
              </text:list-item>
            </text:list>
            <text:list text:style-name="L6">
              <text:list-item>
                <text:p text:style-name="P23"><text:span text:style-name="T35">Создайте пустую таблицу.</text:span><text:span text:style-name="T35"><text:line-break/></text:span><text:span text:style-name="T35">Откройте транзакцию с уровнем изоляции Repeatable Read</text:span><text:span text:style-name="T35"><text:line-break/></text:span><text:span text:style-name="T35">(и пока не выполняйте в ней никаких команд).</text:span><text:span text:style-name="T35"><text:line-break/></text:span><text:span text:style-name="T35">В другом сеансе добавьте в таблицу строку.</text:span><text:span text:style-name="T35"><text:line-break/></text:span><text:span text:style-name="T35">Видна ли добавленная строка в открытой транзакции?</text:span></text:p>
              </text:list-item>
              <text:list-item>
                <text:p text:style-name="P23"><text:span text:style-name="T35">Убедитесь, что команда DROP TABLE транзакционна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7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1" draw:text-style-name="P36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23"><text:span text:style-name="T35">Команда COMMIT в коде на PL/pgSQL начинает новую транзакцию. Каким будет ее уровень изоляции и есть ли способ его изменить? Исследуйте анонимные блоки</text:span><text:span text:style-name="T35"><text:line-break/></text:span><text:span text:style-name="T35">и процедуры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37" draw:layer="layout" svg:width="16.799cm" svg:height="13.364cm" svg:x="2.1cm" svg:y="14.107cm" presentation:class="notes" presentation:user-transformed="true">
            <draw:text-box>
              <text:p text:style-name="P18"><text:span text:style-name="T36"/></text:p>
              <text:p text:style-name="P18"><text:span text:style-name="T3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DCD31D63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1H51M7S</meta:editing-duration>
    <meta:editing-cycles>156</meta:editing-cycles>
    <meta:generator>LibreOffice/24.2.6.2$Linux_X86_64 LibreOffice_project/420$Build-2</meta:generator>
    <dc:date>2024-10-17T20:27:56.576913984</dc:date>
    <meta:document-statistic meta:object-count="97"/>
    <meta:template xlink:type="simple" xlink:actuate="onRequest" xlink:title="master" xlink:href="../../../../../.config/libreoffice/4/user/template/master.otp" meta:date="2015-06-03T14:43:56.815095550"/>
  </office:meta>
</office:document-meta>
</file>